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italic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4];[.F214];[.D214];[.G214];[.H214])" office:value-type="string" office:string-value="Class 1: 570 - The Arcane Eternal" calcext:value-type="string">
            <text:p>Class 1: 570 - The Arcane Eternal</text:p>
          </table:table-cell>
          <table:table-cell table:style-name="ce6" office:value-type="float" office:value="570" calcext:value-type="float">
            <text:p>57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2: 568 - The Ashen Titan" calcext:value-type="string">
            <text:p>Class 2: 568 - The Ashen Titan</text:p>
          </table:table-cell>
          <table:table-cell table:style-name="ce6" office:value-type="float" office:value="568" calcext:value-type="float">
            <text:p>56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06762282.166784" calcext:value-type="float">
            <text:p>106,762,282</text:p>
          </table:table-cell>
          <table:table-cell table:style-name="ce32"/>
          <table:table-cell table:style-name="ce11" table:formula="of:=[.W9]" office:value-type="float" office:value="5416811.19999999" calcext:value-type="float">
            <text:p>5,416,811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5920" calcext:value-type="float">
            <text:p>6592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7.960213333333" calcext:value-type="float">
            <text:p>238.0</text:p>
          </table:table-cell>
          <table:table-cell table:style-name="ce10" table:formula="of:=1.1%*(1+[.S22])/60" office:value-type="percentage" office:value="0.00360983333333333" calcext:value-type="percentage">
            <text:p>0.36%</text:p>
          </table:table-cell>
          <table:table-cell table:style-name="ce9" table:formula="of:=[.W2]*60" office:value-type="percentage" office:value="0.21659" calcext:value-type="percentage">
            <text:p>21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5.648" calcext:value-type="float">
            <text:p>765.648</text:p>
          </table:table-cell>
          <table:table-cell table:formula="of:=SUM([.AL3:.AL5])" office:value-type="float" office:value="1687.96289376" calcext:value-type="float">
            <text:p>1687.96289376</text:p>
          </table:table-cell>
          <table:table-cell table:formula="of:=SUM([.AM3:.AM5])" office:value-type="float" office:value="0.84398144688" calcext:value-type="float">
            <text:p>0.84398144688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6];[.F216];[.D216];[.G216];[.H216])" office:value-type="string" office:string-value="Class 3: 553 - The Primordial Arbiter" calcext:value-type="string">
            <text:p>Class 3: 553 - The Primordial Arbiter</text:p>
          </table:table-cell>
          <table:table-cell table:style-name="ce6" office:value-type="float" office:value="553" calcext:value-type="float">
            <text:p>553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3]" office:value-type="float" office:value="500" calcext:value-type="float">
            <text:p>500.0</text:p>
          </table:table-cell>
          <table:table-cell/>
          <table:table-cell table:style-name="ce6"/>
          <table:table-cell table:style-name="ce6" table:formula="of:=[.V10]" office:value-type="float" office:value="54.07" calcext:value-type="float">
            <text:p>54.07</text:p>
          </table:table-cell>
          <table:table-cell table:style-name="ce6"/>
          <table:table-cell table:style-name="ce12" table:formula="of:=[.V10]" office:value-type="percentage" office:value="54.07" calcext:value-type="percentage">
            <text:p>540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000" calcext:value-type="float">
            <text:p>50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40" calcext:value-type="float">
            <text:p>440.0</text:p>
          </table:table-cell>
          <table:table-cell table:style-name="ce10" table:formula="of:=[.X3]/60" office:value-type="percentage" office:value="0.00366666666666667" calcext:value-type="percentage">
            <text:p>0.37%</text:p>
          </table:table-cell>
          <table:table-cell table:style-name="ce9" table:formula="of:=2%+([.F7]/100/100/2)" office:value-type="percentage" office:value="0.22" calcext:value-type="percentage">
            <text:p>22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692.75" calcext:value-type="float">
            <text:p>8692.8</text:p>
          </table:table-cell>
          <table:table-cell/>
          <table:table-cell table:style-name="ce6"/>
          <table:table-cell table:style-name="ce6" table:formula="of:=[.V11]" office:value-type="float" office:value="22.57" calcext:value-type="float">
            <text:p>22.57</text:p>
          </table:table-cell>
          <table:table-cell table:style-name="ce6"/>
          <table:table-cell table:style-name="ce12" table:formula="of:=[.V11]" office:value-type="percentage" office:value="22.57" calcext:value-type="percentage">
            <text:p>22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0000" calcext:value-type="float">
            <text:p>120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34.8" calcext:value-type="float">
            <text:p>534.8</text:p>
          </table:table-cell>
          <table:table-cell table:style-name="ce10" table:formula="of:=[.X4]/60" office:value-type="percentage" office:value="0.00445666666666667" calcext:value-type="percentage">
            <text:p>0.45%</text:p>
          </table:table-cell>
          <table:table-cell table:style-name="ce9" table:formula="of:=1%*(1+3+3%*[.E91])+([.F7]/100/100/2)+1%" office:value-type="percentage" office:value="0.2674" calcext:value-type="percentage">
            <text:p>26.74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8]" office:value-type="float" office:value="6.85" calcext:value-type="float">
            <text:p>6.85</text:p>
          </table:table-cell>
          <table:table-cell table:number-columns-repeated="2"/>
          <table:table-cell table:formula="of:=[.AA4]*[.AC4]*[.AD4]*[.AE4]*[.AF4]*[.AG4]*[.AH4]" office:value-type="float" office:value="512.928" calcext:value-type="float">
            <text:p>512.928</text:p>
          </table:table-cell>
          <table:table-cell table:style-name="ce42" table:formula="of:=[.AK4]*2.20462" office:value-type="float" office:value="1130.81132736" calcext:value-type="float">
            <text:p>1130.81</text:p>
          </table:table-cell>
          <table:table-cell table:style-name="ce42" table:formula="of:=[.AL4]/2000" office:value-type="float" office:value="0.56540566368" calcext:value-type="float">
            <text:p>0.5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442.5" calcext:value-type="float">
            <text:p>3442.5</text:p>
          </table:table-cell>
          <table:table-cell/>
          <table:table-cell table:style-name="ce6"/>
          <table:table-cell table:style-name="ce6" table:formula="of:=[.V12]" office:value-type="float" office:value="7.62" calcext:value-type="float">
            <text:p>7.62</text:p>
          </table:table-cell>
          <table:table-cell table:style-name="ce6"/>
          <table:table-cell table:style-name="ce12" table:formula="of:=[.V12]" office:value-type="percentage" office:value="7.62" calcext:value-type="percentage">
            <text:p>7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28.600213333333" calcext:value-type="float">
            <text:p>328.6</text:p>
          </table:table-cell>
          <table:table-cell table:style-name="ce10" table:formula="of:=1.1%*(1+[.S22]+750%)/60" office:value-type="percentage" office:value="0.00498483333333333" calcext:value-type="percentage">
            <text:p>0.50%</text:p>
          </table:table-cell>
          <table:table-cell table:style-name="ce9" table:formula="of:=[.W5]*60" office:value-type="percentage" office:value="0.29909" calcext:value-type="percentage">
            <text:p>29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900" calcext:value-type="float">
            <text:p>1900</text:p>
          </table:table-cell>
          <table:table-cell table:style-name="ce5" table:formula="of:=[.E6]*(1+[.AE22])" office:value-type="float" office:value="30305" calcext:value-type="float">
            <text:p>30305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9" calcext:value-type="percentage">
            <text:p>189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5080.08" calcext:value-type="float">
            <text:p>65080.08</text:p>
          </table:table-cell>
          <table:table-cell table:formula="of:=[.AL2]*[.$AJ$7]" office:value-type="float" office:value="143476.8459696" calcext:value-type="float">
            <text:p>143476.8459696</text:p>
          </table:table-cell>
          <table:table-cell table:formula="of:=[.AM2]*[.$AJ$7]" office:value-type="float" office:value="71.7384229848" calcext:value-type="float">
            <text:p>71.7384229848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7]*2" office:value-type="float" office:value="4000" calcext:value-type="float">
            <text:p>40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0820520.256" calcext:value-type="float">
            <text:p>30820520.2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6762282.166784" calcext:value-type="float">
            <text:p>106762282.166784</text:p>
          </table:table-cell>
          <table:table-cell table:style-name="ce6" table:formula="of:=([.T11]+[.T12])/2" office:value-type="float" office:value="5416811.19999999" calcext:value-type="float">
            <text:p>5416811.1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82704044.077568" calcext:value-type="float">
            <text:p>182704044.0775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4.07" calcext:value-type="percentage">
            <text:p>540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497655810464" calcext:value-type="percentage">
            <text:p>98.750%</text:p>
          </table:table-cell>
          <table:table-cell table:formula="of:=1/(1-[.R11])" office:value-type="float" office:value="79.9849999999999" calcext:value-type="float">
            <text:p>79.9849999999999</text:p>
          </table:table-cell>
          <table:table-cell table:formula="of:=[.$T$2]*[.S11]" office:value-type="float" office:value="5272611.19999999" calcext:value-type="float">
            <text:p>5272611.1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2.57" calcext:value-type="percentage">
            <text:p>225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14604077762" calcext:value-type="percentage">
            <text:p>98.815%</text:p>
          </table:table-cell>
          <table:table-cell table:formula="of:=1/(1-[.R12])" office:value-type="float" office:value="84.3599999999998" calcext:value-type="float">
            <text:p>84.3599999999998</text:p>
          </table:table-cell>
          <table:table-cell table:formula="of:=[.$T$2]*[.S12]" office:value-type="float" office:value="5561011.19999999" calcext:value-type="float">
            <text:p>5561011.19999999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62" calcext:value-type="percentage">
            <text:p>7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6:.E226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821848294042" calcext:value-type="percentage">
            <text:p>98.782%</text:p>
          </table:table-cell>
          <table:table-cell table:style-name="ce14" table:formula="of:=([.S11]+[.S12])/2" office:value-type="float" office:value="82.1724999999998" calcext:value-type="float">
            <text:p>82.2</text:p>
          </table:table-cell>
          <table:table-cell table:formula="of:=[.$T$2]*[.S13]" office:value-type="float" office:value="5416811.19999999" calcext:value-type="float">
            <text:p>5416811.1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2" calcext:value-type="percentage">
            <text:p>10.20%</text:p>
          </table:table-cell>
          <table:table-cell table:number-columns-repeated="9"/>
          <table:table-cell table:style-name="ce9" table:formula="of:=([.AU30]+[.AV30]*[.$E30])" office:value-type="percentage" office:value="0.535" calcext:value-type="percentage">
            <text:p>53.50%</text:p>
          </table:table-cell>
          <table:table-cell/>
          <table:table-cell table:style-name="ce9" table:formula="of:=[.AX53]+[.AY53]*[.E53]" office:value-type="percentage" office:value="0.164" calcext:value-type="percentage">
            <text:p>16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3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7];[.$E$3])" office:value-type="string" office:string-value="End:  500" calcext:value-type="string">
            <text:p>End: <text:s/>50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809310653536" calcext:value-type="percentage">
            <text:p>98.881%</text:p>
          </table:table-cell>
          <table:table-cell table:formula="of:=1/(1-[.R16])" office:value-type="float" office:value="89.3600000000002" calcext:value-type="float">
            <text:p>89.3600000000002</text:p>
          </table:table-cell>
          <table:table-cell table:formula="of:=[.$T$2]*[.S16]" office:value-type="float" office:value="5890611.20000001" calcext:value-type="float">
            <text:p>58906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8];[.$F$228];[.$L$228];[.$G$228];[.$H$228];[.$I$228])" office:value-type="string" office:string-value="Str:  545  [8,692.8]" calcext:value-type="string">
            <text:p>Str: <text:s/>545 <text:s/>[8,692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331626393556" calcext:value-type="percentage">
            <text:p>98.933%</text:p>
          </table:table-cell>
          <table:table-cell table:formula="of:=1/(1-[.R17])" office:value-type="float" office:value="93.7350000000001" calcext:value-type="float">
            <text:p>93.7350000000001</text:p>
          </table:table-cell>
          <table:table-cell table:formula="of:=[.$T$2]*[.S17]" office:value-type="float" office:value="6179011.20000001" calcext:value-type="float">
            <text:p>61790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9];[.$F$229];[.$L$229];[.$G$229];[.$H$229];[.$I$229])" office:value-type="string" office:string-value="Dex:  450  [3,442.5]" calcext:value-type="string">
            <text:p>Dex: <text:s/>450 <text:s/>[3,442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070468523546" calcext:value-type="percentage">
            <text:p>98.907%</text:p>
          </table:table-cell>
          <table:table-cell table:style-name="ce14" table:formula="of:=([.S16]+[.S17])/2" office:value-type="float" office:value="91.5475000000002" calcext:value-type="float">
            <text:p>91.5</text:p>
          </table:table-cell>
          <table:table-cell table:formula="of:=[.$T$2]*[.S18]" office:value-type="float" office:value="6034811.20000001" calcext:value-type="float">
            <text:p>60348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30]; [.$F$230];[.$L$230];[.$G$230]; [.$H$230]; [.$I$230])" office:value-type="string" office:string-value="Int: 1900 [30,305.0]" calcext:value-type="string">
            <text:p>Int: 1900 [30,30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1];[.$E$7])" office:value-type="string" office:string-value="Wis: 2000" calcext:value-type="string">
            <text:p>Wis: 20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3]; [.F233])" office:value-type="string" office:string-value="Resilience: 5,407.0%" calcext:value-type="string">
            <text:p>Resilience: 5,407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9])" office:value-type="percentage" office:value="54.07" calcext:value-type="percentage">
            <text:p>540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9])" office:value-type="percentage" office:value="18.69" calcext:value-type="percentage">
            <text:p>186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9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9])" office:value-type="percentage" office:value="14.95" calcext:value-type="percentage">
            <text:p>14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9])" office:value-type="percentage" office:value="6.65" calcext:value-type="percentage">
            <text:p>665.00%</text:p>
          </table:table-cell>
          <table:table-cell table:style-name="ce10" table:number-columns-repeated="2"/>
          <table:table-cell table:style-name="ce10" table:formula="of:=SUM([.AE27:.AE179])" office:value-type="percentage" office:value="14.95" calcext:value-type="percentage">
            <text:p>14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9])" office:value-type="percentage" office:value="22.57" calcext:value-type="percentage">
            <text:p>22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9])" office:value-type="percentage" office:value="4.928" calcext:value-type="percentage">
            <text:p>49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9])" office:value-type="percentage" office:value="1.428" calcext:value-type="percentage">
            <text:p>14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9])" office:value-type="percentage" office:value="7.62" calcext:value-type="percentage">
            <text:p>7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9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9])" office:value-type="percentage" office:value="7.49" calcext:value-type="percentage">
            <text:p>7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9])" office:value-type="percentage" office:value="2.296" calcext:value-type="percentage">
            <text:p>229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4]; [.F234])" office:value-type="string" office:string-value="w/Mantle:   6,157.0%" calcext:value-type="string">
            <text:p>w/Mantle: <text:s text:c="2"/>6,157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5])" office:value-type="string" office:string-value="Speed+:     2,257.0%" calcext:value-type="string">
            <text:p>Speed+: <text:s text:c="4"/>2,25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70" calcext:value-type="float">
            <text:p>57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6])" office:value-type="string" office:string-value="Damage+:    1,890.0%" calcext:value-type="string">
            <text:p>Damage+: <text:s text:c="3"/>1,89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" table:formula="of:=[.D25]+([.C25]-1)*20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26]+([.C26]-1)*20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8];[.C238])" office:value-type="string" office:string-value="Health:   65,920" calcext:value-type="string">
            <text:p>Health: <text:s text:c="2"/>65,9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3" table:formula="of:=[.D27]+([.C27]-1)*20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3" calcext:value-type="percentage">
            <text:p>83.00%</text:p>
          </table:table-cell>
          <table:table-cell table:style-name="ce35" table:formula="of:=[.P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3" calcext:value-type="percentage">
            <text:p>8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3" calcext:value-type="percentage">
            <text:p>8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3" calcext:value-type="percentage">
            <text:p>8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9];[.C239])" office:value-type="string" office:string-value="Stamina:   5,000" calcext:value-type="string">
            <text:p>Stamina: <text:s text:c="2"/>5,0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28]+([.C28]-1)*20" office:value-type="float" office:value="62" calcext:value-type="float">
            <text:p>62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40];[.C240])" office:value-type="string" office:string-value="Mana:    120,000" calcext:value-type="string">
            <text:p>Mana: <text:s text:c="3"/>120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29]+([.C29]-1)*20" office:value-type="float" office:value="65" calcext:value-type="float">
            <text:p>65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0]+([.C30]-1)*20" office:value-type="float" office:value="67" calcext:value-type="float">
            <text:p>6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35" calcext:value-type="percentage">
            <text:p>133.50%</text:p>
          </table:table-cell>
          <table:table-cell table:style-name="ce37" table:formula="of:=[.S30]" office:value-type="percentage" office:value="18.69" calcext:value-type="percentage">
            <text:p>1869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69" calcext:value-type="percentage">
            <text:p>1869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49" calcext:value-type="percentage">
            <text:p>749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31]+([.C31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75" calcext:value-type="percentage">
            <text:p>107.50%</text:p>
          </table:table-cell>
          <table:table-cell table:style-name="ce38" table:formula="of:=[.V31]" office:value-type="percentage" office:value="10.75" calcext:value-type="percentage">
            <text:p>107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75" calcext:value-type="percentage">
            <text:p>107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3:.L243])" office:value-type="string" office:string-value="hp/s:     0.36% [238.0] [277.0s to full]" calcext:value-type="string">
            <text:p>hp/s: <text:s text:c="4"/>0.36% [238.0] [277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4:.L244])" office:value-type="string" office:string-value="w/Mantle: 0.50% [328.6] [200.6s to full]" calcext:value-type="string">
            <text:p>w/Mantle: 0.50% [328.6] [200.6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3]+([.C33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5:.L245])" office:value-type="string" office:string-value="mp/s:     0.37% [440.0] [272.7s to full]" calcext:value-type="string">
            <text:p>mp/s: <text:s text:c="4"/>0.37% [440.0] [272.7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4]+([.C34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6:.L246])" office:value-type="string" office:string-value="w/Med:    0.45% [534.8] [224.4s to full]" calcext:value-type="string">
            <text:p>w/Med: <text:s text:c="3"/>0.45% [534.8] [224.4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68" calcext:value-type="float">
            <text:p>56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8];[.E248];[.F248];[.G248]; [.H248]; [.I248])" office:value-type="string" office:string-value="Mitigation:       98.782%     [hp x  82.17]" calcext:value-type="string">
            <text:p>Mitigation: <text:s text:c="6"/>98.782% <text:s text:c="4"/>[hp x <text:s/>82.17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" table:formula="of:=[.D37]+([.C37]-1)*20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85" calcext:value-type="percentage">
            <text:p>158.50%</text:p>
          </table:table-cell>
          <table:table-cell table:style-name="ce34" table:formula="of:=[.P37]" office:value-type="percentage" office:value="19.02" calcext:value-type="percentage">
            <text:p>190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02" calcext:value-type="percentage">
            <text:p>190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9]; [.E249]; [.F249]; [.G249]; [.H249]; [.I249])" office:value-type="string" office:string-value="Effective Health: 5,416,811.2 [hp x 270.84]" calcext:value-type="string">
            <text:p>Effective Health: 5,416,811.2 [hp x 270.8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38]+([.C38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65" calcext:value-type="percentage">
            <text:p>66.50%</text:p>
          </table:table-cell>
          <table:table-cell table:style-name="ce9" table:formula="of:=[.P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65" calcext:value-type="percentage">
            <text:p>66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65" calcext:value-type="percentage">
            <text:p>66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39]+([.C39]-1)*20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40]+([.C4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Mitigation:       98.881%     [hp x  89.36]" calcext:value-type="string">
            <text:p>Mitigation: <text:s text:c="6"/>98.881% <text:s text:c="4"/>[hp x <text:s/>89.3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41]+([.C41]-1)*20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2]; [.D252];[.E252];[.F252];[.G252]; [.H252]; [.I252])" office:value-type="string" office:string-value="Effective Health: 5,890,611.2 [hp x 294.53]" calcext:value-type="string">
            <text:p>Effective Health: 5,890,611.2 [hp x 294.53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2]+([.C42]-1)*20" office:value-type="float" office:value="59" calcext:value-type="float">
            <text:p>5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15" table:formula="of:=[.D43]+([.C43]-1)*20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4]+([.C44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1" calcext:value-type="percentage">
            <text:p>51.00%</text:p>
          </table:table-cell>
          <table:table-cell table:style-name="ce37" table:formula="of:=[.AT44]" office:value-type="percentage" office:value="6.12" calcext:value-type="percentage">
            <text:p>612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12" calcext:value-type="percentage">
            <text:p>612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5]; &quot;-&quot;; [.I255]; [.K255]; [.B25]; [.L255]; [.D255]; [.M255]; [.N255]; [.O255]; [.P255];[.Q255];[.R255];[.S255] )" office:value-type="string" office:string-value="3-24 Archon Strike [E]               x5 [17.0m range]" calcext:value-type="string">
            <text:p>3-24 Archon Strike [E] <text:s text:c="14"/>x5 [17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45]+([.C45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35" calcext:value-type="percentage">
            <text:p>63.50%</text:p>
          </table:table-cell>
          <table:table-cell table:style-name="ce39" table:formula="of:=[.AH45]" office:value-type="percentage" office:value="7.62" calcext:value-type="percentage">
            <text:p>76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62" calcext:value-type="percentage">
            <text:p>76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62" calcext:value-type="percentage">
            <text:p>76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6]; &quot;-&quot;; [.I256]; [.K256]; [.B26]; [.L256]; [.D256]; [.M256]; [.N256]; [.O256]; [.P256];[.Q256];[.R256];[.S256] )" office:value-type="string" office:string-value="3-27 Sentinel Reconstruction [E]     x5 " calcext:value-type="string">
            <text:p>3-27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6]+([.C46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15" calcext:value-type="percentage">
            <text:p>81.50%</text:p>
          </table:table-cell>
          <table:table-cell table:style-name="ce37" table:formula="of:=[.V46]" office:value-type="percentage" office:value="8.15" calcext:value-type="percentage">
            <text:p>81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15" calcext:value-type="percentage">
            <text:p>81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7]; [.L257]; [.D257]; [.M257]; [.N257]; [.O257]; [.P257];[.Q257];[.R257];[.S257] )" office:value-type="string" office:string-value="3-26 Azarinth Awakening [E]         x10 [83.0% =&gt; 830.0% Resilience, Speed, Intelligence and Strength]" calcext:value-type="string">
            <text:p>3-26 Azarinth Awakening [E] <text:s text:c="8"/>x10 [83.0% =&gt; 83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8]; &quot;-&quot;; [.I258]; [.K258]; [.B28]; [.L258]; [.D258]; [.M258]; [.N258]; [.O258]; [.P258];[.Q258];[.R258];[.S258] )" office:value-type="string" office:string-value="3-22 Transfer [E]                    x1 " calcext:value-type="string">
            <text:p>3-22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53" calcext:value-type="float">
            <text:p>553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9]; &quot;-&quot;; [.I259]; [.K259]; [.B29]; [.L259]; [.D259]; [.M259]; [.N259]; [.O259]; [.P259];[.Q259];[.R259];[.S259] )" office:value-type="string" office:string-value="3-25 Arcane Dominion [E]             x1 " calcext:value-type="string">
            <text:p>3-25 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60]; &quot;-&quot;; [.I260]; [.K260]; [.B30]; [.L260]; [.D260]; [.M260]; [.N260]; [.O260]; [.P260];[.Q260];[.R260];[.S260] )" office:value-type="string" office:string-value="3-27 Sentinel Core [E]              x14 [53.5% =&gt; 749.0% Durability, 133.5% =&gt; 1,869.0% Health Regen, 25.0% =&gt; 350.0% Magic Resistance]" calcext:value-type="string">
            <text:p>3-27 Sentinel Core [E] <text:s text:c="13"/>x14 [53.5% =&gt; 749.0% Durability, 133.5% =&gt; 1,869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50]+([.C5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2" calcext:value-type="percentage">
            <text:p>72.00%</text:p>
          </table:table-cell>
          <table:table-cell table:style-name="ce9" table:formula="of:=[.P50]" office:value-type="percentage" office:value="9.36" calcext:value-type="percentage">
            <text:p>936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36" calcext:value-type="percentage">
            <text:p>9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1]; &quot;-&quot;; [.I261]; [.K261]; [.B31]; [.L261]; [.D261]; [.M261]; [.N261]; [.O261]; [.P261];[.Q261];[.R261];[.S261]; [.T261]; [.U261]; [.V261] )" office:value-type="string" office:string-value="3-25 Eternal Brawling [E]           x10 [107.5% =&gt; 1,075.0% Damage, 7.25% DR/attack]" calcext:value-type="string">
            <text:p>3-25 Eternal Brawling [E] <text:s text:c="10"/>x10 [107.5% =&gt; 1,075.0% Damage, 7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51]+([.C51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2]; &quot;-&quot;; [.I262]; [.K262]; [.B32]; [.L262]; [.D262]; [.M262]; [.N262]; [.O262]; [.P262];[.Q262];[.R262];[.S262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3]; &quot;-&quot;; [.I263]; [.K263]; [.B33]; [.L263]; [.D263]; [.M263]; [.N263]; [.O263]; [.P263];[.Q263];[.R263];[.S263] )" office:value-type="string" office:string-value="3-4  Eternal Sight [E]              x10 " calcext:value-type="string">
            <text:p>3-4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15" table:formula="of:=[.D53]+([.C53]-1)*20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1" calcext:value-type="percentage">
            <text:p>41.00%</text:p>
          </table:table-cell>
          <table:table-cell table:style-name="ce38" table:formula="of:=[.P53]" office:value-type="percentage" office:value="5.74" calcext:value-type="percentage">
            <text:p>57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74" calcext:value-type="percentage">
            <text:p>57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28" calcext:value-type="percentage">
            <text:p>142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28" calcext:value-type="percentage">
            <text:p>142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296" calcext:value-type="percentage">
            <text:p>229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4]; &quot;-&quot;; [.I264]; [.K264]; [.B34]; [.L264]; [.D264]; [.M264]; [.N264]; [.O264]; [.P264];[.Q264];[.R264];[.S264] )" office:value-type="string" office:string-value="3-15 Arcane Circulation [E]         x10 [112.5% to Deconstruction/Reconstruction]" calcext:value-type="string">
            <text:p>3-15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54]+([.C54]-1)*20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2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7]; [.L267]; [.D267]; [.M267]; [.N267]; [.O267]; [.P267];[.Q267];[.R267];[.S267] )" office:value-type="string" office:string-value="3-27 Mantle of the Titan [E]        x12 [158.5% =&gt; 1,902.0% Resilience]" calcext:value-type="string">
            <text:p>3-27 Mantle of the Titan [E] <text:s text:c="7"/>x12 [158.5% =&gt; 1,90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8]; [.L268]; [.D268]; [.M268]; [.N268]; [.O268]; [.P268];[.Q268];[.R268];[.S268] )" office:value-type="string" office:string-value="3-23 Titan Core [E]                 x10 [66.5% =&gt; 665.0% Resilience, Speed, Strength, Intelligence and Dexterity, 10% =&gt; 100% weight/min]" calcext:value-type="string">
            <text:p>3-23 Titan Core [E] <text:s text:c="16"/>x10 [66.5% =&gt; 66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39]; [.L269]; [.D269]; [.M269]; [.N269]; [.O269]; [.P269];[.Q269];[.R269];[.S269] )" office:value-type="string" office:string-value="3-2  Origin of Ash and Embers [E]    x3 " calcext:value-type="string">
            <text:p>3-2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0]; &quot;-&quot;; [.I270]; [.K270]; [.B40]; [.L270]; [.D270]; [.M270]; [.N270]; [.O270]; [.P270];[.Q270];[.R270];[.S270] )" office:value-type="string" office:string-value="3-24 Embered Heart [E]              x12 " calcext:value-type="string">
            <text:p>3-24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1]; [.L271]; [.D271]; [.M271]; [.N271]; [.O271]; [.P271];[.Q271];[.R271];[.S271] )" office:value-type="string" office:string-value="3-25 Tempered Seal [E]               x3 " calcext:value-type="string">
            <text:p>3-25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2]; [.L272]; [.D272]; [.M272]; [.N272]; [.O272]; [.P272];[.Q272];[.R272];[.S272] )" office:value-type="string" office:string-value="3-19 Authority of Ash and Ember [E]  x3 " calcext:value-type="string">
            <text:p>3-19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3]; [.L273]; [.D273]; [.M273]; [.N273]; [.O273]; [.P273];[.Q273];[.R273];[.S273] )" office:value-type="string" office:string-value="3-22 Ashen Wings [E]                x12 " calcext:value-type="string">
            <text:p>3-22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4]; &quot;-&quot;; [.I274]; [.K274]; [.B44]; [.L274]; [.D274]; [.M274]; [.N274]; [.O274]; [.P274];[.Q274];[.R274];[.S274] )" office:value-type="string" office:string-value="3-2  Vision of Ash [E]              x12 [51.0% =&gt; 612.0% Perception]" calcext:value-type="string">
            <text:p>3-2 <text:s/>Vision of Ash [E] <text:s text:c="13"/>x12 [51.0% =&gt; 612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5]; [.L275]; [.D275]; [.M275]; [.N275]; [.O275]; [.P275];[.Q275];[.R275];[.S275] )" office:value-type="string" office:string-value="3-27 Avatar of Ash [E]              x12 [63.5% =&gt; 762.0% Reflexes and Speed]" calcext:value-type="string">
            <text:p>3-27 Avatar of Ash [E] <text:s text:c="13"/>x12 [63.5% =&gt; 76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6]; &quot;-&quot;; [.I276]; [.K276]; [.B46]; [.L276]; [.D276]; [.M276]; [.N276]; [.O276]; [.P276];[.Q276];[.R276];[.S276] )" office:value-type="string" office:string-value="3-23 Embered Form [E]               x10 [81.5% =&gt; 815.0% Damage]" calcext:value-type="string">
            <text:p>3-23 Embered Form [E] <text:s text:c="14"/>x10 [81.5% =&gt; 81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9]; &quot;-&quot;; [.I279]; [.K279]; [.B49]; [.L279]; [.D279]; [.M279]; [.N279]; [.O279]; [.P279];[.Q279];[.R279];[.S279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0]; [.L280]; [.D280]; [.M280]; [.N280]; [.O280]; [.P280];[.Q280];[.R280];[.S280] )" office:value-type="string" office:string-value="3-24 Fires of Creation [E]          x13 [72.0% =&gt; 936.0% Resilience, 8.50% mana/health returned]" calcext:value-type="string">
            <text:p>3-24 Fires of Creation [E] <text:s text:c="9"/>x13 [72.0% =&gt; 936.0% Resilience, 8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1]; [.L281]; [.D281]; [.M281]; [.N281]; [.O281]; [.P281];[.Q281];[.R281];[.S281] )" office:value-type="string" office:string-value="3-18 Fabric Tear [E]                 x4 " calcext:value-type="string">
            <text:p>3-18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2]; &quot;-&quot;; [.I282]; [.K282]; [.B52]; [.L282]; [.D282]; [.M282]; [.N282]; [.O282]; [.P282];[.Q282];[.R282];[.S282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3]; &quot;-&quot;; [.I283]; [.K283]; [.B53]; [.L283]; [.D283]; [.M283]; [.N283]; [.O283]; [.P283];[.Q283];[.R283];[.S283]; [.U283];[.V283]; [.W283]; [.X283] )" office:value-type="string" office:string-value="3-12 Primordial Flesh [E]           x14 [41.0% =&gt; 574.0% Resilience, 10.2% =&gt; 142.8% Physical Resistance, 5.0% =&gt; 142.8% Magic Resistance, 16.4% =&gt; 229.6% Health, 1.10% =&gt; 15.40%/minute]" calcext:value-type="string">
            <text:p>3-12 Primordial Flesh [E] <text:s text:c="10"/>x14 [41.0% =&gt; 574.0% Resilience, 10.2% =&gt; 142.8% Physical Resistance, 5.0% =&gt; 142.8% Magic Resistance, 16.4% =&gt; 229.6% Health, 1.10% =&gt; 15.4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4]; &quot;-&quot;; [.I284]; [.K284]; [.B54]; [.L284]; [.D284]; [.M284]; [.N284]; [.O284]; [.P284];[.Q284];[.R284];[.S284] )" office:value-type="string" office:string-value="3-18 Space Manipulation [E]         x13 " calcext:value-type="string">
            <text:p>3-18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6:.F286])" office:value-type="string" office:string-value="Available [2597]: 1" calcext:value-type="string">
            <text:p>Available [2597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7])" office:value-type="float" office:value="2597" calcext:value-type="float">
            <text:p>2597</text:p>
          </table:table-cell>
          <table:table-cell table:formula="of:=FLOOR([.F77]/10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UNTIF([.C78:.C167]; &quot;=3&quot;)" office:value-type="float" office:value="25" calcext:value-type="float">
            <text:p>25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5  Ashen Limbs" calcext:value-type="string">
            <text:p>2-5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formula="of:=[.D78]+([.C78]-1)*20" office:value-type="float" office:value="25" calcext:value-type="float">
            <text:p>25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  Azarinth Barrier [Mythic]" calcext:value-type="string">
            <text:p>1-1 <text:s/>Azarinth Barrier [Mythic]</text:p>
          </table:table-cell>
          <table:table-cell table:style-name="ce48" office:value-type="string" calcext:value-type="string">
            <text:p>Azarinth Barrier [Mythic]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79]+([.C79]-1)*20" office:value-type="float" office:value="1" calcext:value-type="float">
            <text:p>1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2-2  Bulwark of Ash" calcext:value-type="string">
            <text:p>2-2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formula="of:=[.D80]+([.C80]-1)*20" office:value-type="float" office:value="22" calcext:value-type="float">
            <text:p>22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1]+([.C81]-1)*20" office:value-type="float" office:value="10" calcext:value-type="float">
            <text:p>1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2]+([.C82]-1)*20" office:value-type="float" office:value="70" calcext:value-type="float">
            <text:p>7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3];&quot;-&quot;;[.D83];[.F83];[.B83])" office:value-type="string" office:string-value="1-15 Drill " calcext:value-type="string">
            <text:p>1-15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3]+([.C83]-1)*20" office:value-type="float" office:value="15" calcext:value-type="float">
            <text:p>15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6];&quot;-&quot;;[.D86];[.F86];[.B86])" office:value-type="string" office:string-value="1-11 Gourmet" calcext:value-type="string">
            <text:p>1-11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6]+([.C86]-1)*20" office:value-type="float" office:value="11" calcext:value-type="float">
            <text:p>11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7]+([.C87]-1)*20" office:value-type="float" office:value="18" calcext:value-type="float">
            <text:p>18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9];&quot;-&quot;;[.D89];[.F89];[.B89]; [.G89]; [.H89]; [.I89]; [.J89]; [.K89])" office:value-type="string" office:string-value="2-3  Identify [Up to +73 - 643]" calcext:value-type="string">
            <text:p>2-3 <text:s/>Identify [Up to +73 - 64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9]+([.C89]-1)*20" office:value-type="float" office:value="23" calcext:value-type="float">
            <text:p>23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9]*3" office:value-type="float" office:value="73" calcext:value-type="float">
            <text:p>73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9]" office:value-type="float" office:value="643" calcext:value-type="float">
            <text:p>64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1];&quot;-&quot;;[.D91];[.F91];[.B91])" office:value-type="string" office:string-value="3-18 Meditation" calcext:value-type="string">
            <text:p>3-18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6 Minor Earth Manipulation" calcext:value-type="string">
            <text:p>1-16 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92]+([.C92]-1)*20" office:value-type="float" office:value="16" calcext:value-type="float">
            <text:p>1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4 Minor Ice Manipulation" calcext:value-type="string">
            <text:p>1-14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93]+([.C93]-1)*20" office:value-type="float" office:value="14" calcext:value-type="float">
            <text:p>14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1-19 Minor Lava Manipulation" calcext:value-type="string">
            <text:p>1-19 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D94]+([.C94]-1)*20" office:value-type="float" office:value="19" calcext:value-type="float">
            <text:p>19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3-18 Monster Hunter" calcext:value-type="string">
            <text:p>3-18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5]+([.C95]-1)*20" office:value-type="float" office:value="58" calcext:value-type="float">
            <text:p>58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; [.G96]; [.H96]; [.I96]; [.J96]; [.K96])" office:value-type="string" office:string-value="2-3  Monstrous [Within 30 lvls - 540+]" calcext:value-type="string">
            <text:p>2-3 <text:s/>Monstrous [Within 30 lvls - 540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6]+([.C96]-1)*20" office:value-type="float" office:value="23" calcext:value-type="float">
            <text:p>23</text:p>
          </table:table-cell>
          <table:table-cell table:formula="of:=IF([.D96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6]*10-200; 0)" office:value-type="float" office:value="30" calcext:value-type="float">
            <text:p>30</text:p>
          </table:table-cell>
          <table:table-cell office:value-type="string" calcext:value-type="string">
            <text:p><text:s/>lvls - </text:p>
          </table:table-cell>
          <table:table-cell table:formula="of:=MAX([.B1:.B3])-[.H96]" office:value-type="float" office:value="540" calcext:value-type="float">
            <text:p>54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7];&quot;-&quot;;[.D97];[.F97];[.B97])" office:value-type="string" office:string-value="2-14 Oxygen Repository" calcext:value-type="string">
            <text:p>2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7]+([.C97]-1)*20" office:value-type="float" office:value="34" calcext:value-type="float">
            <text:p>34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2  Soul Perception" calcext:value-type="string">
            <text:p>2-2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99]+([.C99]-1)*20" office:value-type="float" office:value="22" calcext:value-type="float">
            <text:p>22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2-8  Spear of Ash" calcext:value-type="string">
            <text:p>2-8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0]+([.C100]-1)*20" office:value-type="float" office:value="28" calcext:value-type="float">
            <text:p>28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1];&quot;-&quot;;[.D101];[.F101];[.B101])" office:value-type="string" office:string-value="1-11 Teaching" calcext:value-type="string">
            <text:p>1-11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01]+([.C101]-1)*20" office:value-type="float" office:value="11" calcext:value-type="float">
            <text:p>11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1-10 Telepathy" calcext:value-type="string">
            <text:p>1-10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2]+([.C102]-1)*20" office:value-type="float" office:value="10" calcext:value-type="float">
            <text:p>1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3];&quot;-&quot;;[.D103];[.F103];[.B103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3]+([.C103]-1)*20" office:value-type="float" office:value="70" calcext:value-type="float">
            <text:p>7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4];&quot;-&quot;;[.D104];[.F104];[.B104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4]+([.C104]-1)*20" office:value-type="float" office:value="9" calcext:value-type="float">
            <text:p>9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6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3-26  [76% - 95%] Arcane Magic Resistance" calcext:value-type="string">
            <text:p>3-26 <text:s/>[76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107]+([.C107]-1)*20" office:value-type="float" office:value="66" calcext:value-type="float">
            <text:p>66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I$2:.$BK$82];2); &quot;0#%&quot;)" office:value-type="string" office:string-value="76%" calcext:value-type="string">
            <text:p>76%</text:p>
          </table:table-cell>
          <table:table-cell table:formula="of:=TEXT(VLOOKUP([.E107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26" calcext:value-type="float">
            <text:p>2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I$2:.$BK$82];2); &quot;0#%&quot;)" office:value-type="string" office:string-value="31%" calcext:value-type="string">
            <text:p>31%</text:p>
          </table:table-cell>
          <table:table-cell table:formula="of:=TEXT(VLOOKUP([.E108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2];2); &quot;0#%&quot;)" office:value-type="string" office:string-value="45%" calcext:value-type="string">
            <text:p>45%</text:p>
          </table:table-cell>
          <table:table-cell table:formula="of:=TEXT(VLOOKUP([.E109];[.$BI$2:.$BK$82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3  [63% - 95%] Blast Resistance" calcext:value-type="string">
            <text:p>3-13 <text:s/>[63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110]+([.C110]-1)*20" office:value-type="float" office:value="53" calcext:value-type="float">
            <text:p>53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I$2:.$BK$82];2); &quot;0#%&quot;)" office:value-type="string" office:string-value="63%" calcext:value-type="string">
            <text:p>63%</text:p>
          </table:table-cell>
          <table:table-cell table:formula="of:=TEXT(VLOOKUP([.E110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1]+([.C111]-1)*20" office:value-type="float" office:value="28" calcext:value-type="float">
            <text:p>28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I$2:.$BK$82];2); &quot;0#%&quot;)" office:value-type="string" office:string-value="33%" calcext:value-type="string">
            <text:p>33%</text:p>
          </table:table-cell>
          <table:table-cell table:formula="of:=TEXT(VLOOKUP([.E11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2]+([.C112]-1)*20" office:value-type="float" office:value="58" calcext:value-type="float">
            <text:p>58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2];2); &quot;0#%&quot;)" office:value-type="string" office:string-value="68%" calcext:value-type="string">
            <text:p>68%</text:p>
          </table:table-cell>
          <table:table-cell table:formula="of:=TEXT(VLOOKUP([.E11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2];2); &quot;0#%&quot;)" office:value-type="string" office:string-value="51%" calcext:value-type="string">
            <text:p>51%</text:p>
          </table:table-cell>
          <table:table-cell table:formula="of:=TEXT(VLOOKUP([.E11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2];2); &quot;0#%&quot;)" office:value-type="string" office:string-value="45%" calcext:value-type="string">
            <text:p>45%</text:p>
          </table:table-cell>
          <table:table-cell table:formula="of:=TEXT(VLOOKUP([.E114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2];2); &quot;0#%&quot;)" office:value-type="string" office:string-value="45%" calcext:value-type="string">
            <text:p>45%</text:p>
          </table:table-cell>
          <table:table-cell table:formula="of:=TEXT(VLOOKUP([.E115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18  [43% - 76%] Crystal Resistance" calcext:value-type="string">
            <text:p>2-18 <text:s/>[43% - 76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6]+([.C116]-1)*20" office:value-type="float" office:value="38" calcext:value-type="float">
            <text:p>38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2];2); &quot;0#%&quot;)" office:value-type="string" office:string-value="43%" calcext:value-type="string">
            <text:p>43%</text:p>
          </table:table-cell>
          <table:table-cell table:formula="of:=TEXT(VLOOKUP([.E116];[.$BI$2:.$BK$82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0  [60% - 95%] Curse Resistance" calcext:value-type="string">
            <text:p>3-10 <text:s/>[60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17]+([.C117]-1)*20" office:value-type="float" office:value="50" calcext:value-type="float">
            <text:p>5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I$2:.$BK$82];2); &quot;0#%&quot;)" office:value-type="string" office:string-value="60%" calcext:value-type="string">
            <text:p>60%</text:p>
          </table:table-cell>
          <table:table-cell table:formula="of:=TEXT(VLOOKUP([.E117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13  [38% - 66%] Dark Magic Resistance" calcext:value-type="string">
            <text:p>2-13 <text:s/>[38% - 66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19]+([.C119]-1)*20" office:value-type="float" office:value="33" calcext:value-type="float">
            <text:p>33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2];2); &quot;0#%&quot;)" office:value-type="string" office:string-value="38%" calcext:value-type="string">
            <text:p>38%</text:p>
          </table:table-cell>
          <table:table-cell table:formula="of:=TEXT(VLOOKUP([.E119];[.$BI$2:.$BK$82];3);  &quot;0#%&quot;)" office:value-type="string" office:string-value="66%" calcext:value-type="string">
            <text:p>6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0]+([.C120]-1)*20" office:value-type="float" office:value="40" calcext:value-type="float">
            <text:p>4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I$2:.$BK$82];2); &quot;0#%&quot;)" office:value-type="string" office:string-value="45%" calcext:value-type="string">
            <text:p>45%</text:p>
          </table:table-cell>
          <table:table-cell table:formula="of:=TEXT(VLOOKUP([.E12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1]+([.C121]-1)*20" office:value-type="float" office:value="28" calcext:value-type="float">
            <text:p>28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2];2); &quot;0#%&quot;)" office:value-type="string" office:string-value="33%" calcext:value-type="string">
            <text:p>33%</text:p>
          </table:table-cell>
          <table:table-cell table:formula="of:=TEXT(VLOOKUP([.E121];[.$BI$2:.$BK$82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2]+([.C122]-1)*20" office:value-type="float" office:value="26" calcext:value-type="float">
            <text:p>26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I$2:.$BK$82];2); &quot;0#%&quot;)" office:value-type="string" office:string-value="31%" calcext:value-type="string">
            <text:p>31%</text:p>
          </table:table-cell>
          <table:table-cell table:formula="of:=TEXT(VLOOKUP([.E122];[.$BI$2:.$BK$82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5  [15% - 30%] Divination Magic Resistance" calcext:value-type="string">
            <text:p>1-15 <text:s/>[15% - 3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23]+([.C123]-1)*20" office:value-type="float" office:value="15" calcext:value-type="float">
            <text:p>15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2];2); &quot;0#%&quot;)" office:value-type="string" office:string-value="15%" calcext:value-type="string">
            <text:p>15%</text:p>
          </table:table-cell>
          <table:table-cell table:formula="of:=TEXT(VLOOKUP([.E123];[.$BI$2:.$BK$82];3);  &quot;0#%&quot;)" office:value-type="string" office:string-value="30%" calcext:value-type="string">
            <text:p>3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4]+([.C124]-1)*20" office:value-type="float" office:value="10" calcext:value-type="float">
            <text:p>1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2];2); &quot;0#%&quot;)" office:value-type="string" office:string-value="10%" calcext:value-type="string">
            <text:p>10%</text:p>
          </table:table-cell>
          <table:table-cell table:formula="of:=TEXT(VLOOKUP([.E124];[.$BI$2:.$BK$82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3-17  [67% - 95%] Earth Magic Resistance" calcext:value-type="string">
            <text:p>3-17 <text:s/>[67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5]+([.C125]-1)*20" office:value-type="float" office:value="57" calcext:value-type="float">
            <text:p>57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I$2:.$BK$82];2); &quot;0#%&quot;)" office:value-type="string" office:string-value="67%" calcext:value-type="string">
            <text:p>67%</text:p>
          </table:table-cell>
          <table:table-cell table:formula="of:=TEXT(VLOOKUP([.E125];[.$BI$2:.$BK$82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6]+([.C126]-1)*20" office:value-type="float" office:value="25" calcext:value-type="float">
            <text:p>25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2];2); &quot;0#%&quot;)" office:value-type="string" office:string-value="30%" calcext:value-type="string">
            <text:p>30%</text:p>
          </table:table-cell>
          <table:table-cell table:formula="of:=TEXT(VLOOKUP([.E126];[.$BI$2:.$BK$82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Fear Resistance" calcext:value-type="string">
            <text:p>2-3 <text:s text:c="2"/>[28% - 4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I$2:.$BK$82];2); &quot;0#%&quot;)" office:value-type="string" office:string-value="28%" calcext:value-type="string">
            <text:p>28%</text:p>
          </table:table-cell>
          <table:table-cell table:formula="of:=TEXT(VLOOKUP([.E127];[.$BI$2:.$BK$82];3);  &quot;0#%&quot;)" office:value-type="string" office:string-value="46%" calcext:value-type="string">
            <text:p>46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8]+([.C128]-1)*20" office:value-type="float" office:value="16" calcext:value-type="float">
            <text:p>16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I$2:.$BK$82];2); &quot;0#%&quot;)" office:value-type="string" office:string-value="16%" calcext:value-type="string">
            <text:p>16%</text:p>
          </table:table-cell>
          <table:table-cell table:formula="of:=TEXT(VLOOKUP([.E128];[.$BI$2:.$BK$82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9]+([.C129]-1)*20" office:value-type="float" office:value="1" calcext:value-type="float">
            <text:p>1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I$2:.$BK$82];2); &quot;0#%&quot;)" office:value-type="string" office:string-value="05%" calcext:value-type="string">
            <text:p>05%</text:p>
          </table:table-cell>
          <table:table-cell table:formula="of:=TEXT(VLOOKUP([.E129];[.$BI$2:.$BK$82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2];2); &quot;0#%&quot;)" office:value-type="string" office:string-value="45%" calcext:value-type="string">
            <text:p>45%</text:p>
          </table:table-cell>
          <table:table-cell table:formula="of:=TEXT(VLOOKUP([.E130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2];2); &quot;0#%&quot;)" office:value-type="string" office:string-value="45%" calcext:value-type="string">
            <text:p>45%</text:p>
          </table:table-cell>
          <table:table-cell table:formula="of:=TEXT(VLOOKUP([.E131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3-27  [77% - 95%] Heat Resistance" calcext:value-type="string">
            <text:p>3-27 <text:s/>[77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formula="of:=[.D132]+([.C132]-1)*20" office:value-type="float" office:value="67" calcext:value-type="float">
            <text:p>67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2];2); &quot;0#%&quot;)" office:value-type="string" office:string-value="77%" calcext:value-type="string">
            <text:p>77%</text:p>
          </table:table-cell>
          <table:table-cell table:formula="of:=TEXT(VLOOKUP([.E132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   [51% - 82%] Ice Resistance" calcext:value-type="string">
            <text:p>3-1 <text:s text:c="2"/>[51% - 82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41" calcext:value-type="float">
            <text:p>4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2];2); &quot;0#%&quot;)" office:value-type="string" office:string-value="51%" calcext:value-type="string">
            <text:p>51%</text:p>
          </table:table-cell>
          <table:table-cell table:formula="of:=TEXT(VLOOKUP([.E133];[.$BI$2:.$BK$82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4]+([.C134]-1)*20" office:value-type="float" office:value="53" calcext:value-type="float">
            <text:p>53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I$2:.$BK$82];2); &quot;0#%&quot;)" office:value-type="string" office:string-value="63%" calcext:value-type="string">
            <text:p>63%</text:p>
          </table:table-cell>
          <table:table-cell table:formula="of:=TEXT(VLOOKUP([.E134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7   [57% - 94%] Light Magic Resistance" calcext:value-type="string">
            <text:p>3-7 <text:s text:c="2"/>[57% - 94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5]+([.C135]-1)*20" office:value-type="float" office:value="47" calcext:value-type="float">
            <text:p>47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I$2:.$BK$82];2); &quot;0#%&quot;)" office:value-type="string" office:string-value="57%" calcext:value-type="string">
            <text:p>57%</text:p>
          </table:table-cell>
          <table:table-cell table:formula="of:=TEXT(VLOOKUP([.E135];[.$BI$2:.$BK$82];3);  &quot;0#%&quot;)" office:value-type="string" office:string-value="94%" calcext:value-type="string">
            <text:p>94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13  [63% - 95%] Lightning Resistance" calcext:value-type="string">
            <text:p>3-13 <text:s/>[63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53" calcext:value-type="float">
            <text:p>5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I$2:.$BK$82];2); &quot;0#%&quot;)" office:value-type="string" office:string-value="63%" calcext:value-type="string">
            <text:p>63%</text:p>
          </table:table-cell>
          <table:table-cell table:formula="of:=TEXT(VLOOKUP([.E136];[.$BI$2:.$BK$82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8]+([.C138]-1)*20" office:value-type="float" office:value="48" calcext:value-type="float">
            <text:p>48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I$2:.$BK$82];2); &quot;0#%&quot;)" office:value-type="string" office:string-value="58%" calcext:value-type="string">
            <text:p>58%</text:p>
          </table:table-cell>
          <table:table-cell table:formula="of:=TEXT(VLOOKUP([.E138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9]+([.C139]-1)*20" office:value-type="float" office:value="58" calcext:value-type="float">
            <text:p>58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2];2); &quot;0#%&quot;)" office:value-type="string" office:string-value="68%" calcext:value-type="string">
            <text:p>68%</text:p>
          </table:table-cell>
          <table:table-cell table:formula="of:=TEXT(VLOOKUP([.E139];[.$BI$2:.$BK$82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I$2:.$BK$82];2); &quot;0#%&quot;)" office:value-type="string" office:string-value="45%" calcext:value-type="string">
            <text:p>45%</text:p>
          </table:table-cell>
          <table:table-cell table:formula="of:=TEXT(VLOOKUP([.E140];[.$BI$2:.$BK$82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1]+([.C141]-1)*20" office:value-type="float" office:value="3" calcext:value-type="float">
            <text:p>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2];2); &quot;0#%&quot;)" office:value-type="string" office:string-value="06%" calcext:value-type="string">
            <text:p>06%</text:p>
          </table:table-cell>
          <table:table-cell table:formula="of:=TEXT(VLOOKUP([.E141];[.$BI$2:.$BK$82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2]+([.C142]-1)*20" office:value-type="float" office:value="44" calcext:value-type="float">
            <text:p>44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2];2); &quot;0#%&quot;)" office:value-type="string" office:string-value="54%" calcext:value-type="string">
            <text:p>54%</text:p>
          </table:table-cell>
          <table:table-cell table:formula="of:=TEXT(VLOOKUP([.E142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2-1   [26% - 42%] Petrification Resistance" calcext:value-type="string">
            <text:p>2-1 <text:s text:c="2"/>[26% - 42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3]+([.C143]-1)*20" office:value-type="float" office:value="21" calcext:value-type="float">
            <text:p>21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2];2); &quot;0#%&quot;)" office:value-type="string" office:string-value="26%" calcext:value-type="string">
            <text:p>26%</text:p>
          </table:table-cell>
          <table:table-cell table:formula="of:=TEXT(VLOOKUP([.E143];[.$BI$2:.$BK$82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2];2); &quot;0#%&quot;)" office:value-type="string" office:string-value="54%" calcext:value-type="string">
            <text:p>54%</text:p>
          </table:table-cell>
          <table:table-cell table:formula="of:=TEXT(VLOOKUP([.E144];[.$BI$2:.$BK$82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5]+([.C145]-1)*20" office:value-type="float" office:value="46" calcext:value-type="float">
            <text:p>46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I$2:.$BK$82];2); &quot;0#%&quot;)" office:value-type="string" office:string-value="56%" calcext:value-type="string">
            <text:p>56%</text:p>
          </table:table-cell>
          <table:table-cell table:formula="of:=TEXT(VLOOKUP([.E145];[.$BI$2:.$BK$82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6]+([.C146]-1)*20" office:value-type="float" office:value="18" calcext:value-type="float">
            <text:p>18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2];2); &quot;0#%&quot;)" office:value-type="string" office:string-value="18%" calcext:value-type="string">
            <text:p>18%</text:p>
          </table:table-cell>
          <table:table-cell table:formula="of:=TEXT(VLOOKUP([.E146];[.$BI$2:.$BK$82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2];2); &quot;0#%&quot;)" office:value-type="string" office:string-value="45%" calcext:value-type="string">
            <text:p>45%</text:p>
          </table:table-cell>
          <table:table-cell table:formula="of:=TEXT(VLOOKUP([.E147];[.$BI$2:.$BK$82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8]+([.C148]-1)*20" office:value-type="float" office:value="16" calcext:value-type="float">
            <text:p>16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2];2); &quot;0#%&quot;)" office:value-type="string" office:string-value="16%" calcext:value-type="string">
            <text:p>16%</text:p>
          </table:table-cell>
          <table:table-cell table:formula="of:=TEXT(VLOOKUP([.E148];[.$BI$2:.$BK$82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9]+([.C149]-1)*20" office:value-type="float" office:value="19" calcext:value-type="float">
            <text:p>19</text:p>
          </table:table-cell>
          <table:table-cell table:formula="of:=IF([.D149]&lt;10;&quot;  &quot;; &quot; &quot;)" office:value-type="string" office:string-value=" " calcext:value-type="string">
            <text:p><text:s/></text:p>
          </table:table-cell>
          <table:table-cell table:formula="of:=TEXT(VLOOKUP([.E149];[.$BI$2:.$BK$82];2); &quot;0#%&quot;)" office:value-type="string" office:string-value="19%" calcext:value-type="string">
            <text:p>19%</text:p>
          </table:table-cell>
          <table:table-cell table:formula="of:=TEXT(VLOOKUP([.E149];[.$BI$2:.$BK$82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50]+([.C150]-1)*20" office:value-type="float" office:value="6" calcext:value-type="float">
            <text:p>6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2];2); &quot;0#%&quot;)" office:value-type="string" office:string-value="07%" calcext:value-type="string">
            <text:p>07%</text:p>
          </table:table-cell>
          <table:table-cell table:formula="of:=TEXT(VLOOKUP([.E150];[.$BI$2:.$BK$82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1]+([.C151]-1)*20" office:value-type="float" office:value="27" calcext:value-type="float">
            <text:p>27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2];2); &quot;0#%&quot;)" office:value-type="string" office:string-value="32%" calcext:value-type="string">
            <text:p>32%</text:p>
          </table:table-cell>
          <table:table-cell table:formula="of:=TEXT(VLOOKUP([.E151];[.$BI$2:.$BK$82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3-5   [55% - 90%] Soul Magic Resistance" calcext:value-type="string">
            <text:p>3-5 <text:s text:c="2"/>[55% - 90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52]+([.C152]-1)*20" office:value-type="float" office:value="45" calcext:value-type="float">
            <text:p>45</text:p>
          </table:table-cell>
          <table:table-cell table:formula="of:=IF([.D152]&lt;10;&quot;  &quot;; &quot; &quot;)" office:value-type="string" office:string-value="  " calcext:value-type="string">
            <text:p><text:s text:c="2"/></text:p>
          </table:table-cell>
          <table:table-cell table:formula="of:=TEXT(VLOOKUP([.E152];[.$BI$2:.$BK$82];2); &quot;0#%&quot;)" office:value-type="string" office:string-value="55%" calcext:value-type="string">
            <text:p>55%</text:p>
          </table:table-cell>
          <table:table-cell table:formula="of:=TEXT(VLOOKUP([.E152];[.$BI$2:.$BK$82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3]+([.C153]-1)*20" office:value-type="float" office:value="18" calcext:value-type="float">
            <text:p>18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2];2); &quot;0#%&quot;)" office:value-type="string" office:string-value="18%" calcext:value-type="string">
            <text:p>18%</text:p>
          </table:table-cell>
          <table:table-cell table:formula="of:=TEXT(VLOOKUP([.E153];[.$BI$2:.$BK$82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3-14  [64% - 95%] Space Magic Resistance" calcext:value-type="string">
            <text:p>3-14 <text:s/>[64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54]+([.C154]-1)*20" office:value-type="float" office:value="54" calcext:value-type="float">
            <text:p>54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2];2); &quot;0#%&quot;)" office:value-type="string" office:string-value="64%" calcext:value-type="string">
            <text:p>64%</text:p>
          </table:table-cell>
          <table:table-cell table:formula="of:=TEXT(VLOOKUP([.E154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5];&quot;-&quot;;[.D155];[.F155];&quot; [&quot;; [.G155]; &quot; - &quot;; [.H155]; &quot;] &quot;;[.B155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5]+([.C155]-1)*20" office:value-type="float" office:value="40" calcext:value-type="float">
            <text:p>40</text:p>
          </table:table-cell>
          <table:table-cell table:formula="of:=IF([.D155]&lt;10;&quot;  &quot;; &quot; &quot;)" office:value-type="string" office:string-value=" " calcext:value-type="string">
            <text:p><text:s/></text:p>
          </table:table-cell>
          <table:table-cell table:formula="of:=TEXT(VLOOKUP([.E155];[.$BI$2:.$BK$82];2); &quot;0#%&quot;)" office:value-type="string" office:string-value="45%" calcext:value-type="string">
            <text:p>45%</text:p>
          </table:table-cell>
          <table:table-cell table:formula="of:=TEXT(VLOOKUP([.E155];[.$BI$2:.$BK$82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40" calcext:value-type="float">
            <text:p>4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2];2); &quot;0#%&quot;)" office:value-type="string" office:string-value="45%" calcext:value-type="string">
            <text:p>45%</text:p>
          </table:table-cell>
          <table:table-cell table:formula="of:=TEXT(VLOOKUP([.E157];[.$BI$2:.$BK$82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8]+([.C158]-1)*20" office:value-type="float" office:value="20" calcext:value-type="float">
            <text:p>20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2];2); &quot;0#%&quot;)" office:value-type="string" office:string-value="20%" calcext:value-type="string">
            <text:p>20%</text:p>
          </table:table-cell>
          <table:table-cell table:formula="of:=TEXT(VLOOKUP([.E158];[.$BI$2:.$BK$82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9]+([.C159]-1)*20" office:value-type="float" office:value="14" calcext:value-type="float">
            <text:p>14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2];2); &quot;0#%&quot;)" office:value-type="string" office:string-value="14%" calcext:value-type="string">
            <text:p>14%</text:p>
          </table:table-cell>
          <table:table-cell table:formula="of:=TEXT(VLOOKUP([.E159];[.$BI$2:.$BK$82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60]+([.C160]-1)*20" office:value-type="float" office:value="58" calcext:value-type="float">
            <text:p>58</text:p>
          </table:table-cell>
          <table:table-cell table:formula="of:=IF([.D160]&lt;10;&quot;  &quot;; &quot; &quot;)" office:value-type="string" office:string-value=" " calcext:value-type="string">
            <text:p><text:s/></text:p>
          </table:table-cell>
          <table:table-cell table:formula="of:=TEXT(VLOOKUP([.E160];[.$BI$2:.$BK$82];2); &quot;0#%&quot;)" office:value-type="string" office:string-value="68%" calcext:value-type="string">
            <text:p>68%</text:p>
          </table:table-cell>
          <table:table-cell table:formula="of:=TEXT(VLOOKUP([.E160];[.$BI$2:.$BK$82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1]+([.C161]-1)*20" office:value-type="float" office:value="44" calcext:value-type="float">
            <text:p>44</text:p>
          </table:table-cell>
          <table:table-cell table:formula="of:=IF([.D161]&lt;10;&quot;  &quot;; &quot; &quot;)" office:value-type="string" office:string-value="  " calcext:value-type="string">
            <text:p><text:s text:c="2"/></text:p>
          </table:table-cell>
          <table:table-cell table:formula="of:=TEXT(VLOOKUP([.E161];[.$BI$2:.$BK$82];2); &quot;0#%&quot;)" office:value-type="string" office:string-value="54%" calcext:value-type="string">
            <text:p>54%</text:p>
          </table:table-cell>
          <table:table-cell table:formula="of:=TEXT(VLOOKUP([.E161];[.$BI$2:.$BK$82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3  [63% - 95%] Wind Resistance" calcext:value-type="string">
            <text:p>3-13 <text:s/>[63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62]+([.C162]-1)*20" office:value-type="float" office:value="53" calcext:value-type="float">
            <text:p>53</text:p>
          </table:table-cell>
          <table:table-cell table:formula="of:=IF([.D162]&lt;10;&quot;  &quot;; &quot; &quot;)" office:value-type="string" office:string-value=" " calcext:value-type="string">
            <text:p><text:s/></text:p>
          </table:table-cell>
          <table:table-cell table:formula="of:=TEXT(VLOOKUP([.E162];[.$BI$2:.$BK$82];2); &quot;0#%&quot;)" office:value-type="string" office:string-value="63%" calcext:value-type="string">
            <text:p>63%</text:p>
          </table:table-cell>
          <table:table-cell table:formula="of:=TEXT(VLOOKUP([.E162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3];&quot;-&quot;;[.D163];[.F163];&quot; [&quot;; [.G163]; &quot; - &quot;; [.H163]; &quot;] &quot;;[.B163])" office:value-type="string" office:string-value="3-8   [58% - 95%] Wood Magic Resistance" calcext:value-type="string">
            <text:p>3-8 <text:s text:c="2"/>[58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63]+([.C163]-1)*20" office:value-type="float" office:value="48" calcext:value-type="float">
            <text:p>48</text:p>
          </table:table-cell>
          <table:table-cell table:formula="of:=IF([.D163]&lt;10;&quot;  &quot;; &quot; &quot;)" office:value-type="string" office:string-value="  " calcext:value-type="string">
            <text:p><text:s text:c="2"/></text:p>
          </table:table-cell>
          <table:table-cell table:formula="of:=TEXT(VLOOKUP([.E163];[.$BI$2:.$BK$82];2); &quot;0#%&quot;)" office:value-type="string" office:string-value="58%" calcext:value-type="string">
            <text:p>58%</text:p>
          </table:table-cell>
          <table:table-cell table:formula="of:=TEXT(VLOOKUP([.E163];[.$BI$2:.$BK$82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5]; [.C165])" office:value-type="string" office:string-value="12 1st tier" calcext:value-type="string">
            <text:p>12 1st tier</text:p>
          </table:table-cell>
          <table:table-cell table:formula="of:=COUNTIF([.$C$107:.$C$163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1 2nd tier" calcext:value-type="string">
            <text:p>21 2nd tier</text:p>
          </table:table-cell>
          <table:table-cell table:formula="of:=COUNTIF([.$C$107:.$C$163];&quot;=2&quot;)" office:value-type="float" office:value="21" calcext:value-type="float">
            <text:p>21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7]; [.C167])" office:value-type="string" office:string-value="21 3rd tier" calcext:value-type="string">
            <text:p>21 3rd tier</text:p>
          </table:table-cell>
          <table:table-cell table:formula="of:=COUNTIF([.$C$107:.$C$163];&quot;=3&quot;)" office:value-type="float" office:value="21" calcext:value-type="float">
            <text:p>21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9:.G169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7]+[.B166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70:.G170])" office:value-type="string" office:string-value="Ash Speed:   21 x 5% = 105%" calcext:value-type="string">
            <text:p>Ash Speed: <text:s text:c="2"/>21 x 5% = 105%</text:p>
          </table:table-cell>
          <table:table-cell office:value-type="string" calcext:value-type="string">
            <text:p>Ash Speed: <text:s text:c="2"/></text:p>
          </table:table-cell>
          <table:table-cell table:formula="of:=[.B167]" office:value-type="float" office:value="21" calcext:value-type="float">
            <text:p>2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70]*[.E170]; &quot;###,#%&quot;)" office:value-type="string" office:string-value="105%" calcext:value-type="string">
            <text:p>10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2:.O172])" office:value-type="string" office:string-value="Weight:   765.6 kgs   [1,688.0 lbs] [0.84 tons]" calcext:value-type="string">
            <text:p>Weight: <text:s text:c="2"/>765.6 kgs <text:s text:c="2"/>[1,688.0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3])-LEN([.D172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5.6" calcext:value-type="string">
            <text:p>765.6</text:p>
          </table:table-cell>
          <table:table-cell office:value-type="string" calcext:value-type="string">
            <text:p><text:s/>kgs</text:p>
          </table:table-cell>
          <table:table-cell table:formula="of:=REPT(&quot; &quot;; LEN([.H173])-LEN([.H172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88.0" calcext:value-type="string">
            <text:p>1,688.0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3:.O173])" office:value-type="string" office:string-value="Maxed: 65,080.1 kgs [143,476.8 lbs] [71.74 tons]" calcext:value-type="string">
            <text:p>Maxed: 65,080.1 kgs [143,476.8 lbs] [71.74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5,080.1" calcext:value-type="string">
            <text:p>65,080.1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3,476.8" calcext:value-type="string">
            <text:p>143,476.8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74" calcext:value-type="string">
            <text:p>71.7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8]; &quot; + &quot;; [.D178]; &quot; + &quot;; [.E178]; &quot; = &quot;; [.F178]; &quot;) more dense - &quot;; [.B45] ;&quot; 2nd&quot;)" office:value-type="string" office:string-value="        Muscles are (315% + 210% + 60% = 585%) more dense - Avatar of Ash [E] 2nd" calcext:value-type="string">
            <text:p><text:s text:c="8"/>Muscles are (315% + 210% + 60% = 585%) more dense - Avatar of Ash [E] 2nd</text:p>
          </table:table-cell>
          <table:table-cell/>
          <table:table-cell table:formula="of:=TEXT([.B167]*15%;&quot;%&quot;)" office:value-type="string" office:string-value="315%" calcext:value-type="string">
            <text:p>315%</text:p>
          </table:table-cell>
          <table:table-cell table:formula="of:=TEXT([.B166]*10%;&quot;%&quot;)" office:value-type="string" office:string-value="210%" calcext:value-type="string">
            <text:p>210%</text:p>
          </table:table-cell>
          <table:table-cell table:formula="of:=TEXT([.B165]*5%;&quot;%&quot;)" office:value-type="string" office:string-value="60%" calcext:value-type="string">
            <text:p>60%</text:p>
          </table:table-cell>
          <table:table-cell table:formula="of:=TEXT([.C178]+[.D178]+[.E178]; &quot;###,#%&quot;)" office:value-type="string" office:string-value="585%" calcext:value-type="string">
            <text:p>58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8]; &quot;] more dense.&quot;)" office:value-type="string" office:string-value="                [585%] more dense." calcext:value-type="string">
            <text:p><text:s text:c="16"/>[58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70" calcext:value-type="float">
            <text:p>570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4:.$E$216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68" calcext:value-type="float">
            <text:p>568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4:.$E$216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53" calcext:value-type="float">
            <text:p>553</text:p>
          </table:table-cell>
          <table:table-cell table:formula="of:=LEN([.D216])" office:value-type="float" office:value="3" calcext:value-type="float">
            <text:p>3</text:p>
          </table:table-cell>
          <table:table-cell table:formula="of:=REPT(&quot; &quot;; MAX([.$E$214:.$E$216])-[.E21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3:.$M$231])-[.M223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3:.$M$231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692.8" calcext:value-type="string">
            <text:p>8,692.8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8:.$K$230])-[.K22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3:.$M$231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442.5" calcext:value-type="string">
            <text:p>3,442.5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7" calcext:value-type="float">
            <text:p>7</text:p>
          </table:table-cell>
          <table:table-cell table:formula="of:=REPT(&quot; &quot;; MAX([.$K$228:.$K$230])-[.K22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3:.$M$231])-[.M229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900" calcext:value-type="float">
            <text:p>1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0,305.0" calcext:value-type="string">
            <text:p>30,305.0</text:p>
          </table:table-cell>
          <table:table-cell office:value-type="string" calcext:value-type="string">
            <text:p>]</text:p>
          </table:table-cell>
          <table:table-cell/>
          <table:table-cell table:formula="of:=LEN([.H230])" office:value-type="float" office:value="8" calcext:value-type="float">
            <text:p>8</text:p>
          </table:table-cell>
          <table:table-cell table:formula="of:=REPT(&quot; &quot;; MAX([.$K$228:.$K$230])-[.K23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3:.$M$231])-[.M230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3:.$M$231])-[.M231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407.0%" calcext:value-type="string">
            <text:p>5,40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157.0%" calcext:value-type="string">
            <text:p>6,1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257.0%" calcext:value-type="string">
            <text:p>2,2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90.0%" calcext:value-type="string">
            <text:p>1,89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5,920" calcext:value-type="string">
            <text:p>65,920</text:p>
          </table:table-cell>
          <table:table-cell table:formula="of:=LEN([.C238])" office:value-type="float" office:value="6" calcext:value-type="float">
            <text:p>6</text:p>
          </table:table-cell>
          <table:table-cell table:formula="of:=REPT(&quot; &quot;;MAX([.$D$238:.$D$240])-[.D23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000" calcext:value-type="string">
            <text:p>5,000</text:p>
          </table:table-cell>
          <table:table-cell table:formula="of:=LEN([.C239])" office:value-type="float" office:value="5" calcext:value-type="float">
            <text:p>5</text:p>
          </table:table-cell>
          <table:table-cell table:formula="of:=REPT(&quot; &quot;;MAX([.$D$238:.$D$240])-[.D23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0,000" calcext:value-type="string">
            <text:p>120,000</text:p>
          </table:table-cell>
          <table:table-cell table:formula="of:=LEN([.C240])" office:value-type="float" office:value="7" calcext:value-type="float">
            <text:p>7</text:p>
          </table:table-cell>
          <table:table-cell table:formula="of:=REPT(&quot; &quot;;MAX([.$D$238:.$D$240])-[.D24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8.0" calcext:value-type="string">
            <text:p>238.0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7.0" calcext:value-type="string">
            <text:p>27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28.6" calcext:value-type="string">
            <text:p>328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0.6" calcext:value-type="string">
            <text:p>200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72.7" calcext:value-type="string">
            <text:p>27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5%" calcext:value-type="string">
            <text:p>0.45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34.8" calcext:value-type="string">
            <text:p>534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24.4" calcext:value-type="string">
            <text:p>224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82%" calcext:value-type="string">
            <text:p>98.782%</text:p>
          </table:table-cell>
          <table:table-cell table:formula="of:=REPT(&quot; &quot;;MAX([.$K$248:.$K$249])-[.K24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8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2.17" calcext:value-type="string">
            <text:p>82.17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7" calcext:value-type="float">
            <text:p>7</text:p>
          </table:table-cell>
          <table:table-cell table:formula="of:=LEN([.H248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16,811.2" calcext:value-type="string">
            <text:p>5,416,811.2</text:p>
          </table:table-cell>
          <table:table-cell table:formula="of:=REPT(&quot; &quot;;MAX([.$K$248:.$K$249])-[.K24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49])">
            <text:p/>
          </table:table-cell>
          <table:table-cell table:formula="of:=TEXT([.S13]*(1+[.$AZ$22]);&quot;#,##0.00&quot;)" office:value-type="string" office:string-value="270.84" calcext:value-type="string">
            <text:p>270.84</text:p>
          </table:table-cell>
          <table:table-cell office:value-type="string" calcext:value-type="string">
            <text:p>]</text:p>
          </table:table-cell>
          <table:table-cell/>
          <table:table-cell table:formula="of:=LEN([.D249])" office:value-type="float" office:value="11" calcext:value-type="float">
            <text:p>11</text:p>
          </table:table-cell>
          <table:table-cell table:formula="of:=LEN([.H249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81%" calcext:value-type="string">
            <text:p>98.881%</text:p>
          </table:table-cell>
          <table:table-cell table:formula="of:=REPT(&quot; &quot;;MAX([.$K$248:.$K$249])-[.K251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1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9.36" calcext:value-type="string">
            <text:p>89.36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7" calcext:value-type="float">
            <text:p>7</text:p>
          </table:table-cell>
          <table:table-cell table:formula="of:=LEN([.H251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90,611.2" calcext:value-type="string">
            <text:p>5,890,611.2</text:p>
          </table:table-cell>
          <table:table-cell table:formula="of:=REPT(&quot; &quot;;MAX([.$K$248:.$K$249])-[.K252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8:.$L$249])-[.L252])">
            <text:p/>
          </table:table-cell>
          <table:table-cell table:formula="of:=TEXT([.S16]*(1+[.$AZ$22]);&quot;#,##0.00&quot;)" office:value-type="string" office:string-value="294.53" calcext:value-type="string">
            <text:p>294.53</text:p>
          </table:table-cell>
          <table:table-cell office:value-type="string" calcext:value-type="string">
            <text:p>]</text:p>
          </table:table-cell>
          <table:table-cell/>
          <table:table-cell table:formula="of:=LEN([.D252])" office:value-type="float" office:value="11" calcext:value-type="float">
            <text:p>11</text:p>
          </table:table-cell>
          <table:table-cell table:formula="of:=LEN([.H25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5:.E284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4]-[.E255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5];&quot;.0&quot;)" office:value-type="string" office:string-value="17.0" calcext:value-type="string">
            <text:p>17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4]-[.E256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" calcext:value-type="string">
            <text:p><text:s text:c="5"/></text:p>
          </table:table-cell>
          <table:table-cell table:formula="of:=IF([.N25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4]-[.E257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" calcext:value-type="string">
            <text:p><text:s text:c="9"/></text:p>
          </table:table-cell>
          <table:table-cell table:formula="of:=IF([.N257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4]; TEXT([.M27];&quot;#,##0.0%&quot;))" office:value-type="string" office:string-value="83.0% =&gt; 830.0%" calcext:value-type="string">
            <text:p>83.0% =&gt; 8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4]-[.E258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2" calcext:value-type="float">
            <text:p>22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4]-[.E259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5" calcext:value-type="float">
            <text:p>25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" calcext:value-type="string">
            <text:p><text:s text:c="13"/></text:p>
          </table:table-cell>
          <table:table-cell table:formula="of:=IF([.N25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4]-[.E260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27" calcext:value-type="float">
            <text:p>27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   " calcext:value-type="string">
            <text:p><text:s text:c="14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4]; TEXT([.AW30];&quot;#,##0.0%&quot;))" office:value-type="string" office:string-value="53.5% =&gt; 749.0%" calcext:value-type="string">
            <text:p>53.5% =&gt; 749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4]; TEXT([.M30];&quot;#,##0.0%&quot;))" office:value-type="string" office:string-value="133.5% =&gt; 1,869.0%" calcext:value-type="string">
            <text:p>133.5% =&gt; 1,869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4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4]-[.E261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5" calcext:value-type="float">
            <text:p>25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" calcext:value-type="string">
            <text:p><text:s text:c="11"/></text:p>
          </table:table-cell>
          <table:table-cell table:formula="of:=IF([.N261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4]; TEXT([.M31];&quot;#,##0.0%&quot;))" office:value-type="string" office:string-value="107.5% =&gt; 1,075.0%" calcext:value-type="string">
            <text:p>107.5% =&gt; 1,07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7.25%" calcext:value-type="string">
            <text:p>7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4]-[.E262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" calcext:value-type="string">
            <text:p><text:s text:c="15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4]-[.E263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4" calcext:value-type="float">
            <text:p>4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     " calcext:value-type="string">
            <text:p><text:s text:c="14"/></text:p>
          </table:table-cell>
          <table:table-cell table:formula="of:=IF([.N26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4]-[.E264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5" calcext:value-type="float">
            <text:p>15</text:p>
          </table:table-cell>
          <table:table-cell/>
          <table:table-cell table:formula="of:=IF([.I264]&lt;10; &quot;  &quot;; &quot; &quot;)" office:value-type="string" office:string-value=" " calcext:value-type="string">
            <text:p><text:s/></text:p>
          </table:table-cell>
          <table:table-cell table:formula="of:=REPT(&quot; &quot;; [.F264])" office:value-type="string" office:string-value="         " calcext:value-type="string">
            <text:p><text:s text:c="9"/></text:p>
          </table:table-cell>
          <table:table-cell table:formula="of:=IF([.N264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>
            <text:p/>
          </table:table-cell>
          <table:table-cell table:formula="of:=IF([.N26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4]-[.E267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" calcext:value-type="string">
            <text:p><text:s text:c="8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4]; TEXT([.M37];&quot;#,##0.0%&quot;))" office:value-type="string" office:string-value="158.5% =&gt; 1,902.0%" calcext:value-type="string">
            <text:p>158.5% =&gt; 1,90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4]-[.E268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3" calcext:value-type="float">
            <text:p>23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         " calcext:value-type="string">
            <text:p><text:s text:c="17"/></text:p>
          </table:table-cell>
          <table:table-cell table:formula="of:=IF([.N268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4]; TEXT([.M38];&quot;#,##0.0%&quot;))" office:value-type="string" office:string-value="66.5% =&gt; 665.0%" calcext:value-type="string">
            <text:p>66.5% =&gt; 66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4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4]-[.E269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" calcext:value-type="string">
            <text:p><text:s text:c="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4]-[.E270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4" calcext:value-type="float">
            <text:p>24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" calcext:value-type="string">
            <text:p><text:s text:c="14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4]-[.E271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5" calcext:value-type="float">
            <text:p>25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             " calcext:value-type="string">
            <text:p><text:s text:c="15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4]-[.E272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" calcext:value-type="string">
            <text:p><text:s text:c="2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4]-[.E273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" calcext:value-type="string">
            <text:p><text:s text:c="16"/></text:p>
          </table:table-cell>
          <table:table-cell table:formula="of:=IF([.N27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4]-[.E274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4]; TEXT([.M44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4]-[.E275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7" calcext:value-type="float">
            <text:p>27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" calcext:value-type="string">
            <text:p><text:s text:c="14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4]; TEXT([.M45];&quot;#,##0.0%&quot;))" office:value-type="string" office:string-value="63.5% =&gt; 762.0%" calcext:value-type="string">
            <text:p>63.5% =&gt; 76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4]-[.E276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3" calcext:value-type="float">
            <text:p>23</text:p>
          </table:table-cell>
          <table:table-cell/>
          <table:table-cell table:formula="of:=IF([.I276]&lt;10; &quot;  &quot;; &quot; &quot;)" office:value-type="string" office:string-value=" " calcext:value-type="string">
            <text:p><text:s/></text:p>
          </table:table-cell>
          <table:table-cell table:formula="of:=REPT(&quot; &quot;; [.F276])" office:value-type="string" office:string-value="               " calcext:value-type="string">
            <text:p><text:s text:c="15"/></text:p>
          </table:table-cell>
          <table:table-cell table:formula="of:=IF([.N276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4]; TEXT([.M46];&quot;#,##0.0%&quot;))" office:value-type="string" office:string-value="81.5% =&gt; 815.0%" calcext:value-type="string">
            <text:p>81.5% =&gt; 81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formula="of:=REPT(&quot; &quot;; [.F278])">
            <text:p/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4]-[.E279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      " calcext:value-type="string">
            <text:p><text:s text:c="16"/></text:p>
          </table:table-cell>
          <table:table-cell table:formula="of:=IF([.N27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4]-[.E280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4" calcext:value-type="float">
            <text:p>24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" calcext:value-type="string">
            <text:p><text:s text:c="10"/></text:p>
          </table:table-cell>
          <table:table-cell table:formula="of:=IF([.N280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4]; TEXT([.M50];&quot;#,##0.0%&quot;))" office:value-type="string" office:string-value="72.0% =&gt; 936.0%" calcext:value-type="string">
            <text:p>72.0% =&gt; 936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80]; &quot;#.00%&quot;)" office:value-type="string" office:string-value="8.50%" calcext:value-type="string">
            <text:p>8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4]-[.E281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8" calcext:value-type="float">
            <text:p>18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" calcext:value-type="string">
            <text:p><text:s text:c="17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4]-[.E282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2]&lt;10; &quot;  &quot;; &quot; &quot;)" office:value-type="string" office:string-value=" " calcext:value-type="string">
            <text:p><text:s/></text:p>
          </table:table-cell>
          <table:table-cell table:formula="of:=REPT(&quot; &quot;; [.F282])" office:value-type="string" office:string-value="                    " calcext:value-type="string">
            <text:p><text:s text:c="20"/></text:p>
          </table:table-cell>
          <table:table-cell table:formula="of:=IF([.N28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4]-[.E283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2" calcext:value-type="float">
            <text:p>12</text:p>
          </table:table-cell>
          <table:table-cell table:style-name="ce21"/>
          <table:table-cell table:style-name="ce21" table:formula="of:=IF([.I283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3])" office:value-type="string" office:string-value="           " calcext:value-type="string">
            <text:p><text:s text:c="11"/></text:p>
          </table:table-cell>
          <table:table-cell table:style-name="ce21" table:formula="of:=IF([.N283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4]; TEXT([.M53];&quot;#,##0.0%&quot;))" office:value-type="string" office:string-value="41.0% =&gt; 574.0%" calcext:value-type="string">
            <text:p>41.0% =&gt; 57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4]; TEXT([.AN53];&quot;#,##0.0%&quot;))" office:value-type="string" office:string-value="10.2% =&gt; 142.8%" calcext:value-type="string">
            <text:p>10.2% =&gt; 142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4]; TEXT([.AK53];&quot;#,##0.0%&quot;))" office:value-type="string" office:string-value="5.0% =&gt; 142.8%" calcext:value-type="string">
            <text:p>5.0% =&gt; 142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4]; TEXT([.AZ53];&quot;#,##0.0%&quot;))" office:value-type="string" office:string-value="16.4% =&gt; 229.6%" calcext:value-type="string">
            <text:p>16.4% =&gt; 229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3]);&quot;#.00%&quot;); [.$N$254]; TEXT((0.5%+0.05%*[.I283])*[.K53];&quot;#.00%&quot;))" office:value-type="string" office:string-value="1.10% =&gt; 15.40%" calcext:value-type="string">
            <text:p>1.10% =&gt; 15.4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4]-[.E284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8" calcext:value-type="float">
            <text:p>18</text:p>
          </table:table-cell>
          <table:table-cell/>
          <table:table-cell table:formula="of:=IF([.I284]&lt;10; &quot;  &quot;; &quot; &quot;)" office:value-type="string" office:string-value=" " calcext:value-type="string">
            <text:p><text:s/></text:p>
          </table:table-cell>
          <table:table-cell table:formula="of:=REPT(&quot; &quot;; [.F284])" office:value-type="string" office:string-value="         " calcext:value-type="string">
            <text:p><text:s text:c="9"/></text:p>
          </table:table-cell>
          <table:table-cell table:formula="of:=IF([.N28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597" calcext:value-type="float">
            <text:p>2597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3:32:49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10T01:30:06.764000000</dc:date>
    <meta:generator>LibreOffice/7.0.5.2$Windows_X86_64 LibreOffice_project/64390860c6cd0aca4beafafcfd84613dd9dfb63a</meta:generator>
    <meta:editing-duration>P2DT3H1M7S</meta:editing-duration>
    <meta:editing-cycles>210</meta:editing-cycles>
    <meta:document-statistic meta:table-count="1" meta:cell-count="2174" meta:object-count="0"/>
    <meta:user-defined meta:name="AppVersion">16.0300</meta:user-defined>
  </office:meta>
</office:document-meta>
</file>